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office:automatic-styles>
  <office:body>
    <office:text>
      <text:h text:style-name="Title">Shalom Bhooshi</text:h>
      <text:h text:style-name="Heading_20_1" text:outline-level="1">Shalom Bhooshi</text:h>
      <text:p text:style-name="P1"><text:span text:style-name="T1">e:</text:span> <text:a xlink:type="simple" xlink:href="mailto:s.bhooshi@gmail.com" office:name=""><text:span text:style-name="Definition">s.bhooshi@gmail.com</text:span></text:a> • <text:span text:style-name="T2">T:</text:span> +421 948 140 290 • <text:a xlink:type="simple" xlink:href="https://www.google.co.uk/maps?q=92,+Kosicka+52/A,+Bratislava,+82108" office:name=""><text:span text:style-name="Definition">92, Kosicka, 52/A, Bratislava, 821 08</text:span></text:a></text:p>
      <text:p text:style-name="P2"><text:a xlink:type="simple" xlink:href="https://uk.linkedin.com/in/shalombhooshi" office:name=""><text:span text:style-name="Definition">uk.linkedin.com/in/shalombhooshi</text:span></text:a></text:p>
      <text:p text:style-name="Horizontal_20_Line"/>
      <text:h text:style-name="Heading_20_3" text:outline-level="3">Infrastructure Automation</text:h>
      <text:p text:style-name="First_20_paragraph">A skilled engineer with 10 years of practical experience in a wide variety of technologies and settings, most recently in test and infrastructure automation.</text:p>
      <text:p text:style-name="Text_20_body">Core competencies include:</text:p>
      <text:p text:style-name="P3"><text:span text:style-name="T3">Network</text:span><text:span text:style-name="T4"> </text:span><text:span text:style-name="T5">Design</text:span> • <text:span text:style-name="T6">Systems</text:span><text:span text:style-name="T7"> </text:span><text:span text:style-name="T8">Administration</text:span> • <text:span text:style-name="T9">Scripting</text:span> • <text:span text:style-name="T10">Infrastructure</text:span><text:span text:style-name="T11"> </text:span><text:span text:style-name="T12">Automation</text:span> • <text:span text:style-name="T13">Private</text:span><text:span text:style-name="T14"> </text:span><text:span text:style-name="T15">Cloud/IaaS</text:span></text:p>
      <text:p text:style-name="P4"><text:span text:style-name="T16">Web</text:span><text:span text:style-name="T17"> </text:span><text:span text:style-name="T18">Technologies</text:span> • <text:span text:style-name="T19">Defect</text:span><text:span text:style-name="T20"> </text:span><text:span text:style-name="T21">Management</text:span> • <text:span text:style-name="T22">Continuous</text:span><text:span text:style-name="T23"> </text:span><text:span text:style-name="T24">Integration</text:span> • <text:span text:style-name="T25">Windows</text:span> • <text:span text:style-name="T26">Linux</text:span></text:p>
      <text:p text:style-name="Horizontal_20_Line"/>
      <text:h text:style-name="Heading_20_3" text:outline-level="3">Professional Experience</text:h>
      <text:p text:style-name="First_20_paragraph"><text:span text:style-name="T27">Jul</text:span><text:span text:style-name="T28"> </text:span><text:span text:style-name="T29">2010</text:span><text:span text:style-name="T30"> </text:span><text:span text:style-name="T31">-</text:span><text:span text:style-name="T32"> </text:span><text:span text:style-name="T33">Aug</text:span><text:span text:style-name="T34"> </text:span><text:span text:style-name="T35">2015</text:span> • <text:a xlink:type="simple" xlink:href="https://www.citrix.com/" office:name=""><text:span text:style-name="Definition"><text:span text:style-name="T36">Citrix</text:span><text:span text:style-name="T37"> </text:span><text:span text:style-name="T38">Systems</text:span><text:span text:style-name="T39"> </text:span><text:span text:style-name="T40">UK</text:span><text:span text:style-name="T41"> </text:span><text:span text:style-name="T42">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43">Senior</text:span><text:span text:style-name="T44"> </text:span><text:span text:style-name="T45">Software</text:span><text:span text:style-name="T46"> </text:span><text:span text:style-name="T47">Engineer</text:span><text:span text:style-name="T48"> </text:span><text:span text:style-name="T49">in</text:span><text:span text:style-name="T50"> </text:span><text:span text:style-name="T51">Test,</text:span><text:span text:style-name="T52"> </text:span><text:span text:style-name="T53">Quality</text:span><text:span text:style-name="T54"> </text:span><text:span text:style-name="T55">Assurance</text:span>, Enterprise Desktop and Apps.</text:p>
      <text:p text:style-name="Text_20_body"><text:span text:style-name="T56">Skills</text:span><text:span text:style-name="T57"> </text:span><text:span text:style-name="T58">:</text:span> CloudStack/CloudPlatform • XenServer/Hyper-V/ESX • Citrix XenDesktop • Windows Server 2008/2012/2016 • Windows XP/Vista/7/8/8.x/10 • SQL Server 2008/2012 • Debian/CentOS Linux • Puppetlabs Razor/iPXE • PowerShell • Perl, Bash, Ruby • Dell Compellent • HP StorageWorks * Cisco Nexus, 2960s/g/x • HP Prioliant, Dell PowerEdge</text:p>
      <text:list text:style-name="L1">
        <text:list-item>
          <text:p text:style-name="P5">Designer/DevOps engineer of the private cloud (based on <text:a xlink:type="simple" xlink:href="https://www.citrix.com/products/cloudplatform/" office:name=""><text:span text:style-name="Definition">Citrix CloudPlatform</text:span></text:a>/<text:a xlink:type="simple" xlink:href="https://www.citrix.com/products/xenserver/" office:name=""><text:span text:style-name="Definition">XenServer</text:span></text:a>) used as a deployment platform to facilitate QA activities of 65+ internal teams.</text:p>
        </text:list-item>
        <text:list-item>
          <text:p text:style-name="P5">Involved in the design, development and provisioning of stock and bespoke dev/test environments for integration and regression testing using technologies across the stack (cloud resources, virtual machines, hypervisors, storage and networking, applications and profiles). This included the backend implementation of platforms for customer demos/roadshows e.g. <text:a xlink:type="simple" xlink:href="http://www.citrixsummit.com/" office:name=""><text:span text:style-name="Definition">Citrix Summit/Synergy</text:span></text:a></text:p>
        </text:list-item>
        <text:list-item>
          <text:p text:style-name="P5">Member of the core automation team whose remit it is to develop and support the internal test automation framework that underpins quality assurance strategies of the <text:a xlink:type="simple" xlink:href="https://www.citrix.com/solutions/desktop-virtualization/overview.html" office:name=""><text:span text:style-name="Definition">Citrix Desktop and App virtualization</text:span></text:a> suites. My role within the team is the development lead for the Perl components of the framework to support Linux and Mac end-points.</text:p>
        </text:list-item>
        <text:list-item>
          <text:p text:style-name="P5">Other activities included support, triage and troubleshooting of, often complex, issues in infrastructure and test environments; application of agile methodologies to evolve both code and infrastructure, procurement and lifecycle maintenance of hardware and software, technical training.</text:p>
        </text:list-item>
      </text:list>
      <text:p text:style-name="First_20_paragraph"><text:span text:style-name="T59">May</text:span><text:span text:style-name="T60"> </text:span><text:span text:style-name="T61">2007</text:span><text:span text:style-name="T62"> </text:span><text:span text:style-name="T63">-</text:span><text:span text:style-name="T64"> </text:span><text:span text:style-name="T65">Dec</text:span><text:span text:style-name="T66"> </text:span><text:span text:style-name="T67">2007</text:span> • <text:span text:style-name="T68">Crystal</text:span><text:span text:style-name="T69"> </text:span><text:span text:style-name="T70">Amusements</text:span><text:span text:style-name="T71"> </text:span><text:span text:style-name="T72">Ltd</text:span> • Leicester Square, London, United Kingdom</text:p>
      <text:p text:style-name="Text_20_body"><text:span text:style-name="T73">Support</text:span><text:span text:style-name="T74"> </text:span><text:span text:style-name="T75">Engineer/Systems</text:span><text:span text:style-name="T76"> </text:span><text:span text:style-name="T77">Administrator</text:span></text:p>
      <text:p text:style-name="Text_20_body"><text:span text:style-name="T78">Skills</text:span><text:span text:style-name="T79"> </text:span><text:span text:style-name="T80">:</text:span> Hardware/Software Administration and Troubleshooting, Staging and Rollouts, Network Administration - NetGear Switching, DHCP/DNS, Caching Proxies, Linux, Windows XP/2003, Customer Support.</text:p>
      <text:list text:style-name="L2">
        <text:list-item>
          <text:p text:style-name="P6">Responsible for the technical operations of 70+ internet kiosks, printers, scanners and fax solutions, etc.</text:p>
        </text:list-item>
      </text:list>
      <text:p text:style-name="First_20_paragraph"><text:span text:style-name="T81">Jan</text:span><text:span text:style-name="T82"> </text:span><text:span text:style-name="T83">2007</text:span><text:span text:style-name="T84"> </text:span><text:span text:style-name="T85">-</text:span><text:span text:style-name="T86"> </text:span><text:span text:style-name="T87">May</text:span><text:span text:style-name="T88"> </text:span><text:span text:style-name="T89">2007</text:span> • <text:a xlink:type="simple" xlink:href="http://sterlinglimousines.co.uk/" office:name=""><text:span text:style-name="Definition"><text:span text:style-name="T90">Sterling</text:span><text:span text:style-name="T91"> </text:span><text:span text:style-name="T92">Limousines</text:span><text:span text:style-name="T93"> </text:span><text:span text:style-name="T94">(UK)</text:span><text:span text:style-name="T95"> </text:span><text:span text:style-name="T96">Ltd</text:span></text:span></text:a> • Richmond, Surrey, United Kingdom</text:p>
      <text:p text:style-name="Text_20_body"><text:span text:style-name="T97">LAMP</text:span><text:span text:style-name="T98"> </text:span><text:span text:style-name="T99">Developer,</text:span><text:span text:style-name="T100"> </text:span><text:span text:style-name="T101">Perl/PostGres</text:span></text:p>
      <text:p text:style-name="Text_20_body"><text:span text:style-name="T102">Skills</text:span><text:span text:style-name="T103"> </text:span><text:span text:style-name="T104">:</text:span> Perl, Apache, mod_perl, Postgresql 8, Debian Linux, xHTML, CSS, Prototype JS, Bash, Mercurial</text:p>
      <text:list text:style-name="L3">
        <text:list-item>
          <text:p text:style-name="P7">Developed an on-line bookings system for the company's website with view for integration with bespoke resource management software.</text:p>
        </text:list-item>
        <text:list-item>
          <text:p text:style-name="P7">Consolidated telephone, email and web bookings into a resource management database using Perl and Postgresql.</text:p>
        </text:list-item>
      </text:list>
      <text:p text:style-name="First_20_paragraph"><text:span text:style-name="T105">Aug</text:span><text:span text:style-name="T106"> </text:span><text:span text:style-name="T107">2002</text:span><text:span text:style-name="T108"> </text:span><text:span text:style-name="T109">-</text:span><text:span text:style-name="T110"> </text:span><text:span text:style-name="T111">Oct</text:span><text:span text:style-name="T112"> </text:span><text:span text:style-name="T113">2006</text:span> • <text:span text:style-name="T114">Freelance</text:span><text:span text:style-name="T115"> </text:span><text:span text:style-name="T116">IT</text:span><text:span text:style-name="T117"> </text:span><text:span text:style-name="T118">Engineer</text:span> • Greater London Area, United Kingdom</text:p>
      <text:p text:style-name="Text_20_body"><text:span text:style-name="T119">IT</text:span><text:span text:style-name="T120"> </text:span><text:span text:style-name="T121">Contractor</text:span></text:p>
      <text:p text:style-name="Text_20_body"><text:span text:style-name="T122">Skills</text:span><text:span text:style-name="T123"> </text:span><text:span text:style-name="T124">:</text:span> Enterprise workstation migrations, LAN Design and Implementation, Hardware/Software roll-outs, Single-Page websites/DTP, Windows XP/2003, Active Directory.</text:p>
      <text:list text:style-name="L4">
        <text:list-item>
          <text:p text:style-name="P8">Freelance engineer and developer of bespoke IT solutions providing support and consultancy for SOHO business (estate agents, solicitors, accountants, etc).</text:p>
        </text:list-item>
      </text:list>
      <text:p text:style-name="Horizontal_20_Line"/>
      <text:h text:style-name="Heading_20_3" text:outline-level="3">Education</text:h>
      <text:p text:style-name="Definition_20_Term"><text:span text:style-name="T125">Sep</text:span> <text:span text:style-name="T126">2008</text:span> - <text:span text:style-name="T127">May</text:span> <text:span text:style-name="T128">2010</text:span></text:p>
      <text:p text:style-name="Definition_20_Definition"><text:a xlink:type="simple" xlink:href="http://www.shu.ac.uk/prospectus/course/1129/" office:name=""><text:span text:style-name="Definition"><text:span text:style-name="T129">BSc,</text:span><text:span text:style-name="T130"> </text:span><text:span text:style-name="T131">Computer</text:span><text:span text:style-name="T132"> </text:span><text:span text:style-name="T133">Networks</text:span></text:span></text:a> <text:span text:style-name="T134">(1:1,</text:span><text:span text:style-name="T135"> </text:span><text:span text:style-name="T136">First</text:span><text:span text:style-name="T137"> </text:span><text:span text:style-name="T138">Class</text:span><text:span text:style-name="T139"> </text:span><text:span text:style-name="T140">Honours)</text:span>, <text:a xlink:type="simple" xlink:href="https://www.shu.ac.uk/" office:name=""><text:span text:style-name="Definition">Sheffield Hallam University</text:span></text:a>, Sheffield, England</text:p>
      <text:p text:style-name="Definition_20_Term"><text:span text:style-name="T141">Jul</text:span> <text:span text:style-name="T142">2000</text:span> - <text:span text:style-name="T143">Mar</text:span> <text:span text:style-name="T144">2001</text:span></text:p>
      <text:p text:style-name="Definition_20_Definition"><text:span text:style-name="T145">BSc</text:span><text:span text:style-name="T146"> </text:span><text:span text:style-name="T147">(Hons.)</text:span><text:span text:style-name="T148"> </text:span><text:span text:style-name="T149">Computer</text:span><text:span text:style-name="T150"> </text:span><text:span text:style-name="T151">Science,</text:span><text:span text:style-name="T152"> </text:span><text:span text:style-name="T153">Mathematics,</text:span><text:span text:style-name="T154"> </text:span><text:span text:style-name="T155">Physics</text:span> <text:span text:style-name="T156">(Discontinued)</text:span>, <text:a xlink:type="simple" xlink:href="http://www.sjc.ac.in" office:name=""><text:span text:style-name="Definition">St. Joseph's College of Science and Arts</text:span></text:a>, Bangalore, India</text:p>
      <text:p text:style-name="Horizontal_20_Line"/>
      <text:h text:style-name="Heading_20_3" text:outline-level="3">Courses and Qualifications</text:h>
      <text:list text:style-name="L5">
        <text:list-item>
          <text:p text:style-name="P9"><text:a xlink:type="simple" xlink:href="http://training.citrix.com/mod/ctxcatalog/course.php?id=497" office:name=""><text:span text:style-name="Definition">Citrix NetScaler - Essentials, Networking and Administration</text:span></text:a>, <text:span text:style-name="T157">Jun</text:span><text:span text:style-name="T158"> </text:span><text:span text:style-name="T159">2012</text:span></text:p>
        </text:list-item>
        <text:list-item>
          <text:p text:style-name="P9"><text:a xlink:type="simple" xlink:href="https://www.cbtnuggets.com/it-training/cisco-642-901-ccnp-bsci" office:name=""><text:span text:style-name="Definition">Building Scalable Cisco Internetworks (CCNP BSCI)</text:span></text:a>, <text:span text:style-name="T160">Feb</text:span><text:span text:style-name="T161"> </text:span><text:span text:style-name="T162">2004</text:span></text:p>
        </text:list-item>
        <text:list-item>
          <text:p text:style-name="P9"><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63">Apr</text:span><text:span text:style-name="T164"> </text:span><text:span text:style-name="T165">2003</text:span></text:p>
        </text:list-item>
        <text:list-item>
          <text:p text:style-name="P9"><text:a xlink:type="simple" xlink:href="https://web.archive.org/web/20141221185633/https://www.microsoft.com/learning/en/us/exams/70-216.mspx#E3E" office:name=""><text:span text:style-name="Definition">Implementing &amp; Administering a Microsoft Windows 2000 Network Infrastructure</text:span></text:a>, <text:span text:style-name="T166">Apr</text:span><text:span text:style-name="T167"> </text:span><text:span text:style-name="T168">2003</text:span></text:p>
        </text:list-item>
        <text:list-item>
          <text:p text:style-name="P9"><text:a xlink:type="simple" xlink:href="http://www.cisco.com/web/learning/exams/list/ccna_composite.html#~Topics" office:name=""><text:span text:style-name="Definition">Cisco Certified Network Associate (CCNA)</text:span></text:a>, <text:span text:style-name="T169">Mar</text:span><text:span text:style-name="T170"> </text:span><text:span text:style-name="T171">2003</text:span></text:p>
        </text:list-item>
        <text:list-item>
          <text:p text:style-name="P9"><text:a xlink:type="simple" xlink:href="https://web.archive.org/web/20141221185902/https://www.microsoft.com/learning/en/us/exams/70-215.mspx#E3E" office:name=""><text:span text:style-name="Definition">Administering Windows 2000 Server</text:span></text:a>, Microsoft Certified Professional (MCP) <text:span text:style-name="T172">Mar</text:span><text:span text:style-name="T173"> </text:span><text:span text:style-name="T174">2003</text:span></text:p>
        </text:list-item>
        <text:list-item>
          <text:p text:style-name="P9"><text:a xlink:type="simple" xlink:href="https://web.archive.org/web/20141221190036/https://www.microsoft.com/learning/en/us/exams/70-210.mspx#ECF" office:name=""><text:span text:style-name="Definition">Administering Windows 2000 Professional</text:span></text:a>, Microsoft Certified Professional (MCP) <text:span text:style-name="T175">Mar</text:span><text:span text:style-name="T176"> </text:span><text:span text:style-name="T177">2003</text:span></text:p>
        </text:list-item>
        <text:list-item>
          <text:p text:style-name="P9"><text:a xlink:type="simple" xlink:href="http://certification.comptia.org/certifications/network" office:name=""><text:span text:style-name="Definition">Network Infrastructure Administration, CompTIA® Network+ Certified Professional</text:span></text:a>, <text:span text:style-name="T178">Feb</text:span><text:span text:style-name="T179"> </text:span><text:span text:style-name="T180">2003</text:span></text:p>
        </text:list-item>
        <text:list-item>
          <text:p text:style-name="P9"><text:a xlink:type="simple" xlink:href="http://certification.comptia.org/certifications/a" office:name=""><text:span text:style-name="Definition">Hardware and Software Essentials, CompTIA® A+ Certified Professional</text:span></text:a>, <text:span text:style-name="T181">Nov</text:span><text:span text:style-name="T182"> </text:span><text:span text:style-name="T183">2002</text:span></text:p>
        </text:list-item>
        <text:list-item>
          <text:p text:style-name="P9">Advanced Java, Network Programming using EJB, Servlets/RMI, JDBC/SQL, <text:span text:style-name="T184">Jul</text:span><text:span text:style-name="T185"> </text:span><text:span text:style-name="T186">2001</text:span></text:p>
        </text:list-item>
        <text:list-item>
          <text:p text:style-name="P9">Web Design using Microsoft FrontPage 2000, HTML, VBScript and Javascript, <text:span text:style-name="T187">Jan</text:span><text:span text:style-name="T188"> </text:span><text:span text:style-name="T189">2001</text:span></text:p>
        </text:list-item>
        <text:list-item>
          <text:p text:style-name="P9">Procedural Programming with ANSI C, <text:span text:style-name="T190">May</text:span><text:span text:style-name="T191"> </text:span><text:span text:style-name="T192">1999</text:span></text:p>
        </text:list-item>
      </text:list>
      <text:p text:style-name="Horizontal_20_Line"/>
      <text:h text:style-name="Heading_20_3" text:outline-level="3">Professional Membership</text:h>
      <text:p text:style-name="Definition_20_Term"><text:span text:style-name="T193">Jul</text:span> <text:span text:style-name="T194">2010</text:span> - <text:span text:style-name="T195">Present</text:span></text:p>
      <text:p text:style-name="Definition_20_Definition"><text:a xlink:type="simple" xlink:href="https://www.theiet.org/" office:name=""><text:span text:style-name="Definition">The Institution of Engineering and Technology (IET)</text:span></text:a> <text:span text:style-name="T196">(Graduate</text:span><text:span text:style-name="T197"> </text:span><text:span text:style-name="T198">Member)</text:span></text:p>
      <text:p text:style-name="Definition_20_Term"><text:span text:style-name="T199">Dec</text:span> <text:span text:style-name="T200">2008</text:span> - <text:span text:style-name="T201">Present</text:span></text:p>
      <text:p text:style-name="Definition_20_Definition"><text:a xlink:type="simple" xlink:href="https://bcs.org" office:name=""><text:span text:style-name="Definition">British Computer Society (BCS)</text:span></text:a> <text:span text:style-name="T202">(Member)</text:span></text:p>
      <text:p text:style-name="Definition_20_Term"><text:span text:style-name="T203">Jan</text:span> <text:span text:style-name="T204">2008</text:span> - <text:span text:style-name="T205">Present</text:span></text:p>
      <text:p text:style-name="Definition_20_Definition"><text:a xlink:type="simple" xlink:href="https://microsoft-itcouncil.com/" office:name=""><text:span text:style-name="Definition">Microsoft IT Advisory Council (ITAC)</text:span></text:a> <text:span text:style-name="T206">(Member)</text:span></text:p>
      <text:p text:style-name="Horizontal_20_Line"/>
      <text:h text:style-name="Heading_20_3" text:outline-level="3">Languages</text:h>
      <text:p text:style-name="First_20_paragraph">English (Fluent), French (Limited Working Proficiency), Slovak (Basic)</text:p>
      <text:p text:style-name="Horizontal_20_Line"/>
      <text:h text:style-name="Heading_20_3" text:outline-level="3">Hobbies and Interests</text:h>
      <text:p text:style-name="First_20_paragraph">Hiking &amp; the Outdoors • Music &amp; playing the guitar • Badminton • Amateur Photography • Hacking <text:a xlink:type="simple" xlink:href="https://www.debian.org/" office:name=""><text:span text:style-name="Definition">Debian GNU/Linux</text:span></text:a> for fun</text:p>
      <text:p text:style-name="Horizontal_20_Line"/>
      <text:h text:style-name="Heading_20_3" text:outline-level="3">Personal Details</text:h>
      <text:p text:style-name="Definition_20_Term">Telephone</text:p>
      <text:p text:style-name="Definition_20_Definition">+421 948 140 290 <text:span text:style-name="T207">(SK)</text:span>; +44 7904 190 550 <text:span text:style-name="T208">(UK)</text:span></text:p>
      <text:p text:style-name="Definition_20_Term">Email</text:p>
      <text:p text:style-name="Definition_20_Definition"><text:a xlink:type="simple" xlink:href="mailto:s.bhooshi@gmail.com" office:name=""><text:span text:style-name="Definition">s.bhooshi@gmail.com</text:span></text:a></text:p>
      <text:p text:style-name="Definition_20_Term">Address</text:p>
      <text:p text:style-name="Definition_20_Definition"><text:a xlink:type="simple" xlink:href="https://www.google.co.uk/maps?q=92,+Kosicka+52/A,+Bratislava,+82108" office:name=""><text:span text:style-name="Definition">92, Kosicka 52/A, Bratislava, 821 08</text:span></text:a></text:p>
      <text:p text:style-name="Definition_20_Term">Date of birth</text:p>
      <text:p text:style-name="Definition_20_Definition">08 Jan, 1983</text:p>
      <text:p text:style-name="Definition_20_Term">Nationality</text:p>
      <text:p text:style-name="Definition_20_Definition">British</text:p>
      <text:p text:style-name="Horizontal_20_Line"/>
      <text:h text:style-name="Heading_20_1" text:outline-level="1">Download</text:h>
      <text:p text:style-name="Definition_20_Term"><text:span text:style-name="T209">PDF</text:span><text:span text:style-name="T210"> </text:span></text:p>
      <text:p text:style-name="Definition_20_Definition"><text:a xlink:type="simple" xlink:href="cv.pdf" office:name=""><text:span text:style-name="Definition">shalom_bhooshi-resume-2015-10.pdf</text:span></text:a></text:p>
      <text:p text:style-name="Definition_20_Term"><text:span text:style-name="T211">Open</text:span><text:span text:style-name="T212"> </text:span><text:span text:style-name="T213">Office</text:span><text:span text:style-name="T214"> </text:span></text:p>
      <text:p text:style-name="Definition_20_Definition"><text:a xlink:type="simple" xlink:href="cv.odt" office:name=""><text:span text:style-name="Definition">shalom_bhooshi-resume-2015-10.odt</text:span></text:a></text:p>
      <text:p text:style-name="Definition_20_Term"><text:span text:style-name="T215">Microsoft</text:span><text:span text:style-name="T216"> </text:span><text:span text:style-name="T217">Word</text:span><text:span text:style-name="T218"> </text:span></text:p>
      <text:p text:style-name="Definition_20_Definition"><text:a xlink:type="simple" xlink:href="cv.docx" office:name=""><text:span text:style-name="Definition">shalom_bhooshi-resume-2015-10.docx</text:span></text:a></text:p>
      <text:p text:style-name="Definition_20_Term"><text:span text:style-name="T219">Plain</text:span><text:span text:style-name="T220"> </text:span><text:span text:style-name="T221">Text</text:span></text:p>
      <text:p text:style-name="Definition_20_Definition"><text:a xlink:type="simple" xlink:href="cv.txt" office:name=""><text:span text:style-name="Definition">shalom_bhooshi-resume-2015-10.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